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08080" draw:textarea-horizontal-align="justify" draw:textarea-vertical-align="middle" draw:auto-grow-height="false" fo:min-height="0.131cm" fo:min-width="2.675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5" style:family="graphic" style:parent-style-name="Object_20_with_20_no_20_fill_20_and_20_no_20_line">
      <style:graphic-properties svg:stroke-color="#009353" draw:textarea-vertical-align="middle" draw:ole-draw-aspect="1" style:protect="size"/>
    </style:style>
    <style:style style:name="gr6" style:family="graphic" style:parent-style-name="objectwithoutfill">
      <style:graphic-properties svg:stroke-width="0.025cm" svg:stroke-color="#000000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3465a4" draw:fill-color="#dddddd" draw:textarea-horizontal-align="justify" draw:textarea-vertical-align="middle" draw:auto-grow-height="false" fo:min-height="0cm" fo:min-width="5.469cm"/>
    </style:style>
    <style:style style:name="gr8" style:family="graphic" style:parent-style-name="objectwithoutfill">
      <style:graphic-properties svg:stroke-width="0.051cm" svg:stroke-color="#ff00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color="#000000" draw:marker-end="Symmetric_20_Arrow" draw:fill="none" draw:textarea-vertical-align="middle"/>
    </style:style>
    <style:style style:name="gr10" style:family="graphic" style:parent-style-name="objectwithoutfill">
      <style:graphic-properties svg:stroke-width="0.051cm" svg:stroke-color="#0084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25cm" svg:stroke-color="#000000" draw:marker-start="Symmetric_20_Arrow" draw:marker-start-width="0.266cm" draw:marker-end="" draw:marker-end-width="0.266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svg:stroke-color="#21409a" draw:marker-start-width="0.266cm" draw:marker-end="Symmetric_20_Arrow" draw:marker-end-width="0.24cm" draw:fill="none" draw:textarea-vertical-align="middle" fo:padding-top="0.137cm" fo:padding-bottom="0.137cm" fo:padding-left="0.262cm" fo:padding-right="0.262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0.381cm" draw:transform="rotate (-0.776496984212277) translate (4.818cm 5.658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0.381cm" draw:transform="rotate (0.825366203268118) translate (10.51cm 7.9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424cm" svg:height="0.47cm" svg:x="10.156cm" svg:y="6.3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24cm" svg:height="0.47cm" svg:x="8.356cm" svg:y="5.2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513cm" svg:height="0.47cm" svg:x="9.056cm" svg:y="6.0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3" draw:layer="layout" svg:x1="9.763cm" svg:y1="3.54cm" svg:x2="5.445cm" svg:y2="7.223cm">
          <text:p/>
        </draw:line>
        <draw:line draw:style-name="gr3" draw:text-style-name="P3" draw:layer="layout" svg:x1="3.74cm" svg:y1="6.868cm" svg:x2="14.716cm" svg:y2="6.842cm">
          <text:p/>
        </draw:line>
        <draw:line draw:style-name="gr3" draw:text-style-name="P3" draw:layer="layout" svg:x1="11.789cm" svg:y1="8.62cm" svg:x2="11.789cm" svg:y2="6.588cm">
          <text:p/>
        </draw:line>
        <draw:line draw:style-name="gr4" draw:text-style-name="P3" draw:layer="layout" svg:x1="5.826cm" svg:y1="8.239cm" svg:x2="11.795cm" svg:y2="8.239cm">
          <text:p/>
        </draw:line>
        <draw:frame draw:style-name="gr2" draw:text-style-name="P2" draw:layer="layout" svg:width="0.466cm" svg:height="0.47cm" svg:x="8.356cm" svg:y="8.2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3" draw:layer="layout" svg:x1="14.081cm" svg:y1="4.37cm" svg:x2="11.649cm" svg:y2="6.996cm">
          <text:p/>
        </draw:line>
        <draw:frame draw:style-name="gr5" draw:text-style-name="P2" draw:layer="layout" svg:width="0.487cm" svg:height="0.242cm" svg:x="13.627cm" svg:y="5.9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3" draw:layer="layout" svg:x1="8.493cm" svg:y1="4.048cm" svg:x2="12.43cm" svg:y2="7.37cm">
          <text:p/>
        </draw:line>
        <draw:path draw:style-name="gr6" draw:text-style-name="P3" draw:layer="layout" svg:width="1.48cm" svg:height="0.582cm" draw:transform="rotate (1.69523830246209) translate (13.248795630204cm 6.91432662546992cm)" svg:viewBox="0 0 1481 583" svg:d="M0 583c1024 0 1481-583 1481-583">
          <text:p/>
        </draw:path>
        <draw:line draw:style-name="gr4" draw:text-style-name="P3" draw:layer="layout" svg:x1="4.048cm" svg:y1="6.866cm" svg:x2="4.048cm" svg:y2="4.326cm">
          <text:p/>
        </draw:line>
        <draw:line draw:style-name="gr3" draw:text-style-name="P3" draw:layer="layout" svg:x1="3.794cm" svg:y1="4.302cm" svg:x2="10.652cm" svg:y2="4.307cm">
          <text:p/>
        </draw:line>
        <draw:frame draw:style-name="gr2" draw:text-style-name="P2" draw:layer="layout" svg:width="0.492cm" svg:height="0.47cm" svg:x="3.556cm" svg:y="5.2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7" draw:text-style-name="P4" draw:layer="layout" svg:width="5.969cm" svg:height="0.127cm" svg:x="5.826cm" svg:y="6.823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826cm" svg:y1="6.869cm" svg:x2="10.779cm" svg:y2="6.842cm">
          <text:p/>
        </draw:line>
        <draw:path draw:style-name="gr9" draw:text-style-name="P3" draw:layer="layout" svg:width="1.5cm" svg:height="0.857cm" draw:transform="rotate (-0.519060919543114) translate (8.34647310034161cm 5.71627479472201cm)" svg:viewBox="0 0 1501 858" svg:d="M0 858c1024 0 1501-858 1501-858">
          <text:p/>
        </draw:path>
        <draw:line draw:style-name="gr3" draw:text-style-name="P3" draw:layer="layout" svg:x1="8.839cm" svg:y1="3.667cm" svg:x2="8.839cm" svg:y2="8.493cm">
          <text:p/>
        </draw:line>
        <draw:line draw:style-name="gr10" draw:text-style-name="P3" draw:layer="layout" svg:x1="8.839cm" svg:y1="6.842cm" svg:x2="8.839cm" svg:y2="5.191cm">
          <text:p/>
        </draw:line>
        <draw:line draw:style-name="gr3" draw:text-style-name="P3" draw:layer="layout" svg:x1="5.813cm" svg:y1="8.62cm" svg:x2="5.813cm" svg:y2="6.588cm">
          <text:p/>
        </draw:line>
        <draw:path draw:style-name="gr11" draw:text-style-name="P3" draw:layer="layout" svg:width="1.196cm" svg:height="0.671cm" draw:transform="rotate (1.69523830246209) translate (7.096cm 8.112cm)" svg:viewBox="0 0 1197 672" svg:d="M0 0c283 803 1197 662 1197 662">
          <text:p/>
        </draw:path>
        <draw:line draw:style-name="gr3" draw:text-style-name="P3" draw:layer="layout" svg:x1="7.35cm" svg:y1="8.366cm" svg:x2="5.699cm" svg:y2="6.715cm">
          <text:p/>
        </draw:line>
        <draw:frame draw:style-name="gr5" draw:text-style-name="P2" draw:layer="layout" svg:width="0.487cm" svg:height="0.242cm" svg:x="7.528cm" svg:y="7.55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2" draw:text-style-name="P3" draw:layer="layout" svg:x1="5.826cm" svg:y1="6.842cm" svg:x2="6.715cm" svg:y2="7.731cm">
          <text:p/>
        </draw:line>
        <draw:line draw:style-name="gr12" draw:text-style-name="P3" draw:layer="layout" svg:x1="11.808cm" svg:y1="6.823cm" svg:x2="12.621cm" svg:y2="5.953cm">
          <text:p/>
        </draw:line>
        <draw:frame draw:style-name="gr2" draw:text-style-name="P2" draw:layer="layout" svg:width="0.598cm" svg:height="0.53cm" svg:x="6.356cm" svg:y="6.9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0.61cm" svg:height="0.53cm" svg:x="11.924cm" svg:y="5.4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20-10-15T23:48:46.943806625</dc:date>
    <meta:editing-duration>PT58M22S</meta:editing-duration>
    <meta:editing-cycles>11</meta:editing-cycles>
    <meta:generator>LibreOffice/6.0.7.3$Linux_X86_64 LibreOffice_project/00m0$Build-3</meta:generator>
    <meta:document-statistic meta:object-count="30"/>
  </office:meta>
</office:document-meta>
</file>

<file path=Object 1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i>v</mi>
    <annotation encoding="StarMath 5.0">v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5/content.xml><?xml version="1.0" encoding="utf-8"?>
<math xmlns="http://www.w3.org/1998/Math/MathML" display="block">
  <semantics>
    <mi>α</mi>
    <annotation encoding="StarMath 5.0">%alpha
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i>α</mi>
    <annotation encoding="StarMath 5.0">%alpha
</annotation>
  </semantics>
</math>
</file>

<file path=Object 8/content.xml><?xml version="1.0" encoding="utf-8"?>
<math xmlns="http://www.w3.org/1998/Math/MathML" display="block">
  <semantics>
    <msub>
      <mi>v</mi>
      <mi>B</mi>
    </msub>
    <annotation encoding="StarMath 5.0">v_B
</annotation>
  </semantics>
</math>
</file>

<file path=Object 9/content.xml><?xml version="1.0" encoding="utf-8"?>
<math xmlns="http://www.w3.org/1998/Math/MathML" display="block">
  <semantics>
    <msub>
      <mi>v</mi>
      <mi>F</mi>
    </msub>
    <annotation encoding="StarMath 5.0">v_F</annotation>
  </semantics>
</math>
</file>